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a9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0080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1.75cm" fo:min-width="3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75cm" fo:min-width="3cm"/>
      <style:paragraph-properties style:writing-mode="lr-tb"/>
    </style:style>
    <style:style style:name="gr5" style:family="graphic" style:parent-style-name="standard" style:list-style-name="L1">
      <style:graphic-properties svg:stroke-color="#729fcf" draw:fill-color="#729fcf" draw:opacity="73%" draw:textarea-horizontal-align="justify" draw:textarea-vertical-align="middle" draw:auto-grow-height="false" fo:min-height="1.75cm" fo:min-width="3cm"/>
      <style:paragraph-properties style:writing-mode="lr-tb"/>
    </style:style>
    <style:style style:name="gr6" style:family="graphic" style:parent-style-name="standard">
      <style:graphic-properties draw:fill-color="#800080" draw:textarea-horizontal-align="justify" draw:textarea-vertical-align="middle" draw:auto-grow-height="false" fo:min-height="1.75cm" fo:min-width="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gr9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1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22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23" style:family="graphic" style:parent-style-name="objectwithoutfill">
      <style:graphic-properties draw:marker-end="Pontas_20_das_20_setas_20_17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18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Long_20_Dot" svg:stroke-width="0cm" svg:stroke-color="#00a933" draw:marker-end="Pontas_20_das_20_setas_20_19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Long_20_Dot" svg:stroke-color="#00a933" draw:marker-end="Pontas_20_das_20_setas_20_20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Long_20_Dot" svg:stroke-color="#ff0000" draw:marker-end="Pontas_20_das_20_setas_20_21" draw:marker-end-width="0.3cm" draw:fill="none" draw:textarea-vertical-align="middle"/>
    </style:style>
    <style:style style:name="gr28" style:family="graphic" style:parent-style-name="objectwithoutfill">
      <style:graphic-properties draw:stroke="dash" draw:stroke-dash="Long_20_Dot" svg:stroke-color="#158466" draw:marker-end="Pontas_20_das_20_setas_20_22" draw:marker-end-width="0.3cm" draw:fill="none" draw:textarea-vertical-align="middle"/>
    </style:style>
    <style:style style:name="gr29" style:family="graphic" style:parent-style-name="standard">
      <style:graphic-properties draw:stroke="dash" draw:stroke-dash="Long_20_Dot" svg:stroke-color="#00a933" draw:marker-start="" draw:marker-end="Pontas_20_das_20_setas_20_23" draw:textarea-vertical-align="middle"/>
    </style:style>
    <style:style style:name="gr30" style:family="graphic" style:parent-style-name="objectwithoutfill">
      <style:graphic-properties draw:stroke="dash" draw:stroke-dash="Double_20_Dot" svg:stroke-color="#ff0000" draw:marker-start="Pontas_20_das_20_setas_20_23" draw:marker-end="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Long_20_Dot" svg:stroke-color="#ff0000" draw:marker-end="Pontas_20_das_20_setas_20_25" draw:marker-end-width="0.3cm" draw:fill="none" draw:textarea-vertical-align="middle"/>
    </style:style>
    <style:style style:name="gr32" style:family="graphic" style:parent-style-name="objectwithoutfill">
      <style:graphic-properties draw:stroke="dash" draw:stroke-dash="Long_20_Dot" svg:stroke-color="#00a933" draw:marker-end="Pontas_20_das_20_setas_20_26" draw:marker-end-width="0.3cm" draw:fill="none" draw:textarea-vertical-align="middle"/>
    </style:style>
    <style:style style:name="gr33" style:family="graphic" style:parent-style-name="objectwithoutfill">
      <style:graphic-properties draw:stroke="dash" draw:stroke-dash="Long_20_Dot" svg:stroke-color="#00a933" draw:marker-end="Pontas_20_das_20_setas_20_27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Long_20_Dot" svg:stroke-color="#ff0000" draw:marker-end="Pontas_20_das_20_setas_20_28" draw:marker-end-width="0.3cm" draw:fill="none" draw:textarea-vertical-align="middle"/>
    </style:style>
    <style:style style:name="gr35" style:family="graphic" style:parent-style-name="objectwithoutfill">
      <style:graphic-properties draw:stroke="dash" draw:stroke-dash="Long_20_Dot" svg:stroke-color="#00a933" draw:marker-end="Pontas_20_das_20_setas_20_29" draw:marker-end-width="0.3cm" draw:fill="none" draw:textarea-vertical-align="middle"/>
    </style:style>
    <style:style style:name="gr36" style:family="graphic" style:parent-style-name="objectwithoutfill">
      <style:graphic-properties draw:stroke="dash" draw:stroke-dash="Long_20_Dot" draw:marker-end="Pontas_20_das_20_setas_20_30" draw:marker-end-width="0.3cm" draw:fill="none" draw:textarea-vertical-align="middle"/>
    </style:style>
    <style:style style:name="gr37" style:family="graphic" style:parent-style-name="standard">
      <style:graphic-properties draw:stroke="dash" draw:stroke-dash="Long_20_Dot" svg:stroke-color="#ff0000" draw:marker-start="Pontas_20_das_20_setas_20_23" draw:marker-end="" draw:textarea-vertical-align="middle"/>
    </style:style>
    <style:style style:name="gr38" style:family="graphic" style:parent-style-name="objectwithoutfill">
      <style:graphic-properties draw:stroke="dash" draw:stroke-dash="Long_20_Dot" svg:stroke-color="#00a933" draw:marker-end="Pontas_20_das_20_setas_20_31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Double_20_Dot" draw:marker-end="Pontas_20_das_20_setas_20_32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807cm" fo:min-width="4.501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3.251cm" fo:min-width="0.292cm"/>
      <style:paragraph-properties style:writing-mode="lr-tb"/>
    </style:style>
    <style:style style:name="gr42" style:family="graphic" style:parent-style-name="standard">
      <style:graphic-properties draw:fill-color="#ffff00" draw:textarea-horizontal-align="justify" draw:textarea-vertical-align="middle" draw:auto-grow-height="false" fo:min-height="0.104cm" fo:min-width="0cm"/>
    </style:style>
    <style:style style:name="gr4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r2" style:family="presentation" style:parent-style-name="Padrão-title">
      <style:graphic-properties fo:min-height="2.629cm"/>
      <style:paragraph-properties style:writing-mode="lr-tb"/>
    </style:style>
    <style:style style:name="pr3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-color="#00a933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ffff00"/>
      <style:paragraph-properties fo:text-align="center" style:writing-mode="lr-tb"/>
    </style:style>
    <style:style style:name="P6" style:family="paragraph">
      <loext:graphic-properties draw:fill-color="#729fcf" draw:opacity="73%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800080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fo:margin-top="0.4cm" fo:margin-bottom="0cm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3.5cm" svg:height="2cm" svg:x="2.5cm" svg:y="0.2cm">
          <text:p text:style-name="P1">TC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cm" svg:x="7cm" svg:y="0.2cm">
          <text:p text:style-name="P2"><text:span text:style-name="T1">Salva Dados</text:span></text:p>
          <text:p text:style-name="P2"><text:span text:style-name="T1">[nome,email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2cm" svg:x="11.5cm" svg:y="0.2cm">
          <text:p text:style-name="P1"><text:span text:style-name="T1">Busca Grupos </text:span></text:p>
          <text:p text:style-name="P1"><text:span text:style-name="T1">B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2cm" svg:x="15.5cm" svg:y="0.2cm">
          <text:p text:style-name="P1"><text:span text:style-name="T2">Define Grupo </text:span></text:p>
          <text:p text:style-name="P1"><text:span text:style-name="T2">e Sequenci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cm" svg:height="2cm" svg:x="20cm" svg:y="0.2cm">
          <text:p text:style-name="P4"><text:span text:style-name="T2">Salva Dados</text:span></text:p>
          <text:p text:style-name="P4"><text:span text:style-name="T1">[Grupo,Sequencia,</text:span></text:p>
          <text:p text:style-name="P4"><text:span text:style-name="T1">Áudios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24cm" svg:y="4cm">
          <text:p text:style-name="P1"><text:span text:style-name="T2">Ruído </text:span></text:p>
          <text:p text:style-name="P1"><text:span text:style-name="T2">Branco (2x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2cm" svg:x="24cm" svg:y="0.2cm">
          <text:p text:style-name="P1"><text:span text:style-name="T2">Exibe Áudios</text:span></text:p>
          <text:p text:style-name="P1"><text:span text:style-name="T2">(12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2cm" svg:x="24cm" svg:y="7cm">
          <text:p text:style-name="P1"><text:span text:style-name="T2">Treinos</text:span></text:p>
          <text:p text:style-name="P1"><text:span text:style-name="T2">(12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cm" svg:height="2cm" svg:x="24cm" svg:y="10cm">
          <text:p text:style-name="P4"><text:span text:style-name="T3">Tela Aguarde</text:span></text:p>
          <text:p text:style-name="P4"><text:span text:style-name="T2">Salva Dados</text:span></text:p>
          <text:p text:style-name="P4"><text:span text:style-name="T4">[Tempos, cores]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cm" svg:height="2cm" svg:x="24cm" svg:y="13cm">
          <text:p text:style-name="P1"><text:span text:style-name="T2">Teste #1</text:span></text:p>
          <text:p text:style-name="P1"><text:span text:style-name="T2">(8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cm" svg:height="2cm" svg:x="20cm" svg:y="13cm">
          <text:p text:style-name="P1"><text:span text:style-name="T2">Salva Dados</text:span></text:p>
          <text:p text:style-name="P1"><text:span text:style-name="T4">[Tempos]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2.5cm" svg:x="11.647cm" svg:y="12.752cm">
          <text:p text:style-name="P1">24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5cm" svg:height="2cm" svg:x="15.5cm" svg:y="13cm">
          <text:p text:style-name="P1"><text:span text:style-name="T2">Questionário #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5" draw:id="id5" draw:layer="layout" svg:width="3.5cm" svg:height="2cm" svg:x="6cm" svg:y="13cm">
          <text:p text:style-name="P1"><text:span text:style-name="T2">Teste #2</text:span></text:p>
          <text:p text:style-name="P1"><text:span text:style-name="T2">(8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5cm" svg:height="2cm" svg:x="1.5cm" svg:y="13cm">
          <text:p text:style-name="P1"><text:span text:style-name="T2">Salva Dados</text:span></text:p>
          <text:p text:style-name="P1"><text:span text:style-name="T4">[Tempos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5cm" svg:height="2cm" svg:x="1.5cm" svg:y="9cm">
          <text:p text:style-name="P1"><text:span text:style-name="T2">Questionário #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2cm" svg:x="2.5cm" svg:y="6cm">
          <text:p text:style-name="P1">F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0.147cm" svg:y="0.168cm">
          <text:p text:style-name="P1">Iní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2.147cm" svg:y1="1cm" svg:x2="2.5cm" svg:y2="1cm">
          <text:p/>
        </draw:line>
        <draw:line draw:style-name="gr10" draw:text-style-name="P8" draw:layer="layout" svg:x1="6cm" svg:y1="1cm" svg:x2="7cm" svg:y2="1cm">
          <text:p/>
        </draw:line>
        <draw:line draw:style-name="gr11" draw:text-style-name="P8" draw:layer="layout" svg:x1="10.5cm" svg:y1="1cm" svg:x2="11.5cm" svg:y2="1cm">
          <text:p/>
        </draw:line>
        <draw:line draw:style-name="gr12" draw:text-style-name="P8" draw:layer="layout" svg:x1="14.5cm" svg:y1="1cm" svg:x2="15.5cm" svg:y2="1cm">
          <text:p/>
        </draw:line>
        <draw:line draw:style-name="gr13" draw:text-style-name="P8" draw:layer="layout" svg:x1="19cm" svg:y1="1cm" svg:x2="20cm" svg:y2="1cm">
          <text:p/>
        </draw:line>
        <draw:line draw:style-name="gr14" draw:text-style-name="P8" draw:layer="layout" svg:x1="23.5cm" svg:y1="1cm" svg:x2="24cm" svg:y2="1cm">
          <text:p/>
        </draw:line>
        <draw:line draw:style-name="gr15" draw:text-style-name="P8" draw:layer="layout" svg:x1="26cm" svg:y1="6cm" svg:x2="26cm" svg:y2="7cm">
          <text:p/>
        </draw:line>
        <draw:line draw:style-name="gr16" draw:text-style-name="P8" draw:layer="layout" svg:x1="26cm" svg:y1="9cm" svg:x2="26cm" svg:y2="10cm">
          <text:p/>
        </draw:line>
        <draw:line draw:style-name="gr17" draw:text-style-name="P8" draw:layer="layout" svg:x1="26cm" svg:y1="12cm" svg:x2="26cm" svg:y2="13cm">
          <text:p/>
        </draw:line>
        <draw:line draw:style-name="gr18" draw:text-style-name="P8" draw:layer="layout" svg:x1="24cm" svg:y1="14cm" svg:x2="23.5cm" svg:y2="14cm">
          <text:p/>
        </draw:line>
        <draw:line draw:style-name="gr19" draw:text-style-name="P8" draw:layer="layout" svg:x1="20cm" svg:y1="14cm" svg:x2="19cm" svg:y2="14cm">
          <text:p/>
        </draw:line>
        <draw:line draw:style-name="gr20" draw:text-style-name="P8" draw:layer="layout" svg:x1="15.5cm" svg:y1="14cm" svg:x2="14.147cm" svg:y2="14cm">
          <text:p/>
        </draw:line>
        <draw:line draw:style-name="gr21" draw:text-style-name="P8" draw:layer="layout" svg:x1="11.647cm" svg:y1="14cm" svg:x2="9.5cm" svg:y2="14cm">
          <text:p/>
        </draw:line>
        <draw:line draw:style-name="gr22" draw:text-style-name="P8" draw:layer="layout" svg:x1="6cm" svg:y1="14cm" svg:x2="5cm" svg:y2="14cm">
          <text:p/>
        </draw:line>
        <draw:line draw:style-name="gr23" draw:text-style-name="P8" draw:layer="layout" svg:x1="3.5cm" svg:y1="13cm" svg:x2="3.5cm" svg:y2="11cm">
          <text:p/>
        </draw:line>
        <draw:line draw:style-name="gr24" draw:text-style-name="P8" draw:layer="layout" svg:x1="3.311cm" svg:y1="9cm" svg:x2="3.311cm" svg:y2="8cm">
          <text:p/>
        </draw:line>
        <draw:line draw:style-name="gr25" draw:text-style-name="P8" draw:layer="layout" svg:x1="9cm" svg:y1="2.2cm" svg:x2="15cm" svg:y2="4.5cm">
          <text:p/>
        </draw:line>
        <draw:line draw:style-name="gr26" draw:text-style-name="P8" draw:layer="layout" svg:x1="9cm" svg:y1="2.2cm" svg:x2="12cm" svg:y2="8cm">
          <text:p/>
        </draw:line>
        <draw:line draw:style-name="gr27" draw:text-style-name="P8" draw:layer="layout" svg:x1="12.5cm" svg:y1="8cm" svg:x2="13.5cm" svg:y2="2.2cm">
          <text:p/>
        </draw:line>
        <draw:line draw:style-name="gr28" draw:text-style-name="P8" draw:layer="layout" svg:x1="21.5cm" svg:y1="2.2cm" svg:x2="18.5cm" svg:y2="4cm">
          <text:p/>
        </draw:line>
        <draw:connector draw:style-name="gr29" draw:text-style-name="P9" draw:layer="layout" draw:line-skew="1.9cm" svg:x1="21.75cm" svg:y1="2.2cm" svg:x2="12.75cm" svg:y2="8cm" draw:start-shape="id1" draw:start-glue-point="2" draw:end-shape="id2" draw:end-glue-point="4" svg:d="M21750 2200v4800h-9000v1000" svg:viewBox="0 0 9001 5801">
          <text:p/>
        </draw:connector>
        <draw:line draw:style-name="gr30" draw:text-style-name="P8" draw:layer="layout" svg:x1="24cm" svg:y1="2.2cm" svg:x2="13.5cm" svg:y2="9.5cm">
          <text:p/>
        </draw:line>
        <draw:line draw:style-name="gr31" draw:text-style-name="P8" draw:layer="layout" svg:x1="13.5cm" svg:y1="9cm" svg:x2="24cm" svg:y2="8.5cm">
          <text:p/>
        </draw:line>
        <draw:line draw:style-name="gr32" draw:text-style-name="P8" draw:layer="layout" svg:x1="24cm" svg:y1="10.5cm" svg:x2="17.5cm" svg:y2="6cm">
          <text:p/>
        </draw:line>
        <draw:line draw:style-name="gr33" draw:text-style-name="P8" draw:layer="layout" svg:x1="24cm" svg:y1="10.5cm" svg:x2="13.5cm" svg:y2="9cm">
          <text:p/>
        </draw:line>
        <draw:line draw:style-name="gr34" draw:text-style-name="P8" draw:layer="layout" svg:x1="13.5cm" svg:y1="10cm" svg:x2="24.5cm" svg:y2="13cm">
          <text:p/>
        </draw:line>
        <draw:line draw:style-name="gr35" draw:text-style-name="P8" draw:layer="layout" svg:x1="21cm" svg:y1="13cm" svg:x2="17cm" svg:y2="6cm">
          <text:p/>
        </draw:line>
        <draw:connector draw:style-name="gr36" draw:text-style-name="P8" draw:layer="layout" draw:type="curve" draw:line-skew="-0.249cm" svg:x1="21.75cm" svg:y1="13cm" svg:x2="17.25cm" svg:y2="13cm" draw:start-shape="id3" draw:end-shape="id4" draw:end-glue-point="0" svg:d="M21750 13000c0-1125-4500-1125-4500 0" svg:viewBox="0 0 4501 845">
          <text:p/>
        </draw:connector>
        <draw:connector draw:style-name="gr37" draw:text-style-name="P9" draw:layer="layout" svg:x1="7.75cm" svg:y1="13cm" svg:x2="15cm" svg:y2="5cm" draw:start-shape="id5" draw:start-glue-point="0" svg:d="M7750 13000v-4250h7250v-3750" svg:viewBox="0 0 7251 8001">
          <text:p/>
        </draw:connector>
        <draw:line draw:style-name="gr38" draw:text-style-name="P8" draw:layer="layout" svg:x1="5cm" svg:y1="13cm" svg:x2="15cm" svg:y2="4.5cm">
          <text:p/>
        </draw:line>
        <draw:connector draw:style-name="gr39" draw:text-style-name="P8" draw:layer="layout" draw:type="curve" draw:line-skew="-0.249cm" svg:x1="1.5cm" svg:y1="14cm" svg:x2="1.5cm" svg:y2="10cm" draw:start-shape="id6" draw:start-glue-point="3" draw:end-shape="id7" draw:end-glue-point="3" svg:d="M1500 14000c-1125 0-1125-4000 0-4000" svg:viewBox="0 0 845 4001">
          <text:p/>
        </draw:connector>
        <draw:line draw:style-name="gr15" draw:text-style-name="P8" draw:layer="layout" svg:x1="26cm" svg:y1="2.2cm" svg:x2="26cm" svg:y2="4cm">
          <text:p/>
        </draw:line>
        <draw:custom-shape draw:style-name="gr40" draw:text-style-name="P1" draw:layer="layout" svg:width="5cm" svg:height="2cm" svg:x="15cm" svg:y="4cm">
          <text:p text:style-name="P1">Banco de Dado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1" draw:text-style-name="P1" xml:id="id2" draw:id="id2" draw:layer="layout" svg:width="1.5cm" svg:height="3.5cm" svg:x="12cm" svg:y="8cm">
          <text:p text:style-name="P1"><text:span text:style-name="T1">C</text:span></text:p>
          <text:p text:style-name="P1"><text:span text:style-name="T1">O</text:span></text:p>
          <text:p text:style-name="P1"><text:span text:style-name="T1">O</text:span></text:p>
          <text:p text:style-name="P1"><text:span text:style-name="T1">K</text:span></text:p>
          <text:p text:style-name="P1"><text:span text:style-name="T1">I</text:span></text:p>
          <text:p text:style-name="P1"><text:span text:style-name="T1">E</text:span></text:p>
          <text:p text:style-name="P1"><text:span text:style-name="T1">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2" draw:text-style-name="P10" draw:layer="layout" svg:width="0.5cm" svg:height="0.5cm" svg:x="23.5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43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2" draw:text-style-name="P12" draw:layer="layout" svg:width="25.199cm" svg:height="2.629cm" svg:x="1.4cm" svg:y="0.628cm" presentation:class="title">
          <draw:text-box>
            <text:p>Define Grupo e Sequência</text:p>
          </draw:text-box>
        </draw:frame>
        <draw:frame presentation:style-name="pr3" draw:text-style-name="P12" draw:layer="layout" svg:width="25.199cm" svg:height="9.134cm" svg:x="1.4cm" svg:y="3.685cm" presentation:class="outline">
          <draw:text-box>
            <text:list text:style-name="L2">
              <text:list-item>
                <text:p>Definir Grupo:</text:p>
                <text:list>
                  <text:list-item>
                    <text:p>Buscar no BD qual grupo tem menos integrantes</text:p>
                  </text:list-item>
                </text:list>
              </text:list-item>
              <text:list-item>
                <text:p>Definir Sequência</text:p>
                <text:list>
                  <text:list-item>
                    <text:p text:style-name="P13">Buscar no BD qual Sequência tem menos integrantes naquele grupo</text:p>
                  </text:list-item>
                  <text:list-item>
                    <text:p text:style-name="P13">3 Vetores de Sequência de áudios para o grupo 1 e 2</text:p>
                  </text:list-item>
                  <text:list-item>
                    <text:p text:style-name="P13"><text:span text:style-name="T5">1 Vetor de Sequência áudios e 1 Vetor de </text:span>Sequência de cores para o Grupo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3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1">
        <draw:frame presentation:style-name="pr2" draw:text-style-name="P12" draw:layer="layout" svg:width="25.199cm" svg:height="2.629cm" svg:x="1.4cm" svg:y="0.628cm" presentation:class="title">
          <draw:text-box>
            <text:p>Exibe Áudios e Treino</text:p>
          </draw:text-box>
        </draw:frame>
        <draw:frame presentation:style-name="pr3" draw:text-style-name="P12" draw:layer="layout" svg:width="25.199cm" svg:height="9.134cm" svg:x="1.4cm" svg:y="3.685cm" presentation:class="outline">
          <draw:text-box>
            <text:list text:style-name="L2">
              <text:list-item>
                <text:p>Grupo 1</text:p>
                <text:list>
                  <text:list-item>
                    <text:p>Exibe azul para agradável e verde para desagradável.</text:p>
                  </text:list-item>
                </text:list>
              </text:list-item>
              <text:list-item>
                <text:p>Grupo 2</text:p>
                <text:list>
                  <text:list-item>
                    <text:p>Exibe verde para agradável e azul para desagradável</text:p>
                  </text:list-item>
                </text:list>
              </text:list-item>
              <text:list-item>
                <text:p>Grupo 3</text:p>
                <text:list>
                  <text:list-item>
                    <text:p>Exibe os áudios e cores sempre na mesma sequência pré-defin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3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2T1">
        <draw:frame presentation:style-name="pr2" draw:text-style-name="P12" draw:layer="layout" svg:width="25.199cm" svg:height="2.629cm" svg:x="1.4cm" svg:y="0.628cm" presentation:class="title">
          <draw:text-box>
            <text:p>Teste 1 e 2</text:p>
          </draw:text-box>
        </draw:frame>
        <draw:frame presentation:style-name="pr3" draw:text-style-name="P12" draw:layer="layout" svg:width="25.199cm" svg:height="9.134cm" svg:x="1.4cm" svg:y="3.685cm" presentation:class="outline">
          <draw:text-box>
            <text:list text:style-name="L2">
              <text:list-item>
                <text:p>Grupos 1, 2 e 3:</text:p>
                <text:list>
                  <text:list-item>
                    <text:p>Exibe as 8 primeiras cores do trei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13" svg:d="M0 13l10-13 10 13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" draw:display-name="Pontas das setas 3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9" draw:display-name="Pontas das setas 9" svg:viewBox="0 0 20 20" svg:d="M0 20l10-20 10 20z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6T15:54:00.194000000</meta:creation-date>
    <dc:date>2022-08-12T05:31:08.615000000</dc:date>
    <meta:editing-duration>PT11M32S</meta:editing-duration>
    <meta:editing-cycles>3</meta:editing-cycles>
    <meta:generator>LibreOffice/7.0.2.2$Windows_X86_64 LibreOffice_project/8349ace3c3162073abd90d81fd06dcfb6b36b994</meta:generator>
    <meta:document-statistic meta:object-count="88"/>
  </office:meta>
</office:document-meta>
</file>